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5.002cm" table:align="left"/>
    </style:style>
    <style:style style:name="Table1.A" style:family="table-column">
      <style:table-column-properties style:column-width="3.981cm"/>
    </style:style>
    <style:style style:name="Table1.B" style:family="table-column">
      <style:table-column-properties style:column-width="11.021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orphans="1"/>
    </style:style>
    <style:style style:name="T1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cesso de iniciação de um projeto </text:h>
      <text:p text:style-name="Text_20_body">Durante o grupo de processos de iniciação do projeto, diversas atividades importantes devem ser realizadas; entre as principais está o desenvolvimento do Termo de Abertura do Projeto (TAP), documento que reunirá informações macro sobre o projeto. As informações que deverão estar contidas nesse documento irão variar de acordo com a necessidade e objetivos da organização, não existindo, portanto, um modelo universal que deve ser seguido. </text:p>
      <text:p text:style-name="Text_20_body">De acordo com o Guia PMBOK (2017, p. 75), “desenvolver o Termo de Abertura do Projeto é o processo de desenvolver um documento que formalmente autoriza a existência de um projeto e fornece ao gerente do projeto a autoridade necessária para aplicar recursos organizacionais às atividades do projeto”. Com esse documento, portanto, o projeto é autorizado para ser planejado e executado, e o gerente do projeto é formalmente apresentado, assim como suas responsabilidades e atribuições. </text:p>
      <text:p text:style-name="Text_20_body">Devido à importância desse documento, as empresas o desenvolvem antes de iniciar um projeto. Temos como exemplo o TAP elaborado para a criação de uma universidade on-line, conforme o Quadro 1.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<text:span text:style-name="Strong_20_Emphasis">Item </text:span></text:p>
          </table:table-cell>
          <table:table-cell table:style-name="Table1.A1" office:value-type="string">
            <text:p text:style-name="Table_20_Heading"><text:span text:style-name="Strong_20_Emphasis">Descrição 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ítulo do Projeto </text:span></text:p>
          </table:table-cell>
          <table:table-cell table:style-name="Table1.A1" office:value-type="string">
            <text:p text:style-name="Table_20_Contents">Criar a Universidade on-line da ASTRA Corporation. 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inalidade </text:span></text:p>
          </table:table-cell>
          <table:table-cell table:style-name="Table1.A1" office:value-type="string">
            <text:p text:style-name="Table_20_Contents">Atualmente, a ASTRA Corporation oferece programas educacionais e de treinamento a seus funcionários em salas de aula, de forma presencial. O treinamento on-line foi solicitado pelos funcionários da ASTRA nas seis localizações da companhia na América do Norte e em cinco localizações na Europa. 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Objetivo </text:span></text:p>
          </table:table-cell>
          <table:table-cell table:style-name="Table1.A1" office:value-type="string">
            <text:p text:style-name="Table_20_Contents">Projetar, desenvolver, ministrar e avaliar 20 cursos on-line em 25 meses, com um orçamento de $ 500.000 para a elaboração, o desenvolvimento e a avaliação, e de $ 375.000 para o primeiro ano de realização. 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rincipais entregas </text:span></text:p>
          </table:table-cell>
          <table:table-cell table:style-name="Table1.A1" office:value-type="string">
            <text:p text:style-name="Table_20_Contents">O fornecedor deve projetar, desenvolver, entregar e avaliar 20 cursos on-line, preparar relatórios por escrito e apresentá-los trimestralmente, além de oferecer suporte técnico em todos os momentos durante o ano após o piloto inicial. 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rogramação de eventos importantes </text:span></text:p>
          </table:table-cell>
          <table:table-cell table:style-name="Table1.A1" office:value-type="string">
            <text:p text:style-name="Table_20_Contents">Cronograma do projeto para eventos importantes em meses corridos a contar da data após a assinatura do contrato com o fornecedor. 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usto macro </text:span></text:p>
          </table:table-cell>
          <table:table-cell table:style-name="Table1.A1" office:value-type="string">
            <text:p text:style-name="Table_20_Contents">$ 1.000.000,00 gastos em quatro etapas de acordo com o ciclo de vida do projeto. 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estor do projeto </text:span></text:p>
          </table:table-cell>
          <table:table-cell table:style-name="Table1.A1" office:value-type="string">
            <text:p text:style-name="Table_20_Contents">Marie Kerba é a gestora do projeto designada pela ASTRA e a responsável por ele. Ela é o ponto de contato com o fornecedor e supervisionará o seu desempenho. 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utorizado por </text:span></text:p>
          </table:table-cell>
          <table:table-cell table:style-name="Table1.A1" office:value-type="string">
            <text:p text:style-name="Table_20_Contents">Ida Trayna, vice-presidente de recursos humanos. </text:p>
          </table:table-cell>
        </table:table-row>
      </table:table>
      <text:p text:style-name="Text_20_body">Quadro 1 - Exemplo de um Termo de Abertura de Projeto <text:line-break/>Fonte: Adaptado de Gido, Clements e Baker (2018, p. 39). </text:p>
      <text:h text:style-name="Heading_20_3" text:outline-level="3"><text:soft-page-break/>Vamos Praticar </text:h>
      <text:p text:style-name="Text_20_body">Diante do caso apresentado, faça uma breve reflexão sobre o tema e discuta a importância da elaboração do Termo de Abertura do Projeto. Após essa análise, desenvolva um termo de abertura para um projeto fictício à sua escolha. O modelo do termo de abertura a ser seguido deverá ser o modelo apresentado no caso analisado. <text:span text:style-name="Strong_20_Emphasis">Ao final, disponibilize seu trabalho no fórum da seção </text:span>. </text:p>
      <text:h text:style-name="Heading_20_1" text:outline-level="1">Referências </text:h>
      <text:p text:style-name="Text_20_body">GIDO, J.; CLEMENTS, J.; BAKER, R. <text:span text:style-name="Strong_20_Emphasis">Gestão de projetos </text:span>. São Paulo: Cengage, 2018. </text:p>
      <text:p text:style-name="Text_20_body">PMBOK. <text:span text:style-name="Strong_20_Emphasis">Guia do conhecimento em gerenciamento de projetos </text:span>. 6. ed. Pensilvânia: PMI, 2017.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16:46:11.063058358</meta:creation-date>
    <dc:date>2023-10-08T16:47:23.560016958</dc:date>
    <meta:editing-duration>PT1M13S</meta:editing-duration>
    <meta:editing-cycles>1</meta:editing-cycles>
    <meta:document-statistic meta:table-count="1" meta:image-count="0" meta:object-count="0" meta:page-count="2" meta:paragraph-count="28" meta:word-count="505" meta:character-count="3199" meta:non-whitespace-character-count="2693"/>
    <meta:generator>LibreOffice/7.3.7.2$Linux_X86_64 LibreOffice_project/30$Build-2</meta:generator>
  </office:meta>
</office:document-meta>
</file>